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628d" officeooo:paragraph-rsid="0016628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" style:family="paragraph" style:parent-style-name="Preformatted_20_Text">
      <style:text-properties fo:color="#808080" style:font-name="DejaVu Sans Mono" fo:font-style="italic" officeooo:rsid="0016628d" officeooo:paragraph-rsid="0016628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" style:family="paragraph" style:parent-style-name="Preformatted_20_Text">
      <style:text-properties fo:color="#000000" style:font-name="DejaVu Sans Mono" fo:font-style="italic" officeooo:rsid="0016628d" officeooo:paragraph-rsid="0016628d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8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5"><text:span text:style-name="T1">insert into </text:span>restaurant (id,<text:span text:style-name="T1">name</text:span>,adresse,email)<text:span text:style-name="T1">values </text:span>(restaurant_seq_id.nextval, <text:span text:style-name="T2">'LE JARDIN PECHEUR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JOYA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I BOAT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RE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</text:span>''<text:span text:style-name="T2">ANNEXE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OIN DES COPAINS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</text:span>''<text:span text:style-name="T2">EVIDENCE CAFE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HEZ AURELE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PASTEL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RE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MIROIR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HEZ MEME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TOTTO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E NEW-YORK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IG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RE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MAISON MERE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</text:span>''<text:span text:style-name="T2">ORLEANS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E 5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HARRIET</text:span>''<text:span text:style-name="T2">S CAFE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ISTROT GD HOMMES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BRASSERIE TOURNY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BISTROT MIMI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EOPOLD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ONNE MER 2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ISTROT ANETO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LA P</text:span>''<text:span text:style-name="T2">TITE BRASSERIE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IBIS STYLE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MIRABELLE'</text:span>,<text:span text:style-name="T2">'96 rue de la paix'</text:span>,<text:span text:style-name="T2">'f.buono@wanadoo.com'</text:span>);</text:p>
      <text:p text:style-name="P4"><text:soft-page-break/><text:span text:style-name="T1">insert into </text:span>restaurant (id,<text:span text:style-name="T1">name</text:span>,adresse,email)<text:span text:style-name="T1">values </text:span>(restaurant_seq_id.nextval, <text:span text:style-name="T2">'DOCTEUR GREGOIRE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HEZ DUPONT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AU REVE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HEDONIQUE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BISTROT DES ANGES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LE CARRE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EL NACIONAL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AMBRIDGE <text:s/>ARMS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OPINE CLAUDE'</text:span>,<text:span text:style-name="T2">'3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ISTROT <text:s/>FROMAGER'</text:span>,<text:span text:style-name="T2">'3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MOLLY MALONE</text:span>''<text:span text:style-name="T2">S'</text:span>,<text:span text:style-name="T2">'325 rue de la paix'</text:span>,<text:span text:style-name="T2">'f.buono@wanadoo.com'</text:span>);</text:p>
      <text:p text:style-name="P4"><text:span text:style-name="T1">insert into </text:span>restaurant(id,<text:span text:style-name="T1">name</text:span>,adresse,email) <text:span text:style-name="T1">values </text:span>(restaurant_seq_id.nextval, <text:span text:style-name="T2">'ZAC'</text:span>,<text:span text:style-name="T2">'96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ARKOSE'</text:span>,<text:span text:style-name="T2">'78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CAFE DE LA PLACE'</text:span>,<text:span text:style-name="T2">'5 rue de la paix'</text:span>,<text:span text:style-name="T2">'f.buono@wanadoo.com'</text:span>);</text:p>
      <text:p text:style-name="P4"><text:span text:style-name="T1">insert into </text:span>restaurant (id,<text:span text:style-name="T1">name</text:span>,adresse,email)<text:span text:style-name="T1">values </text:span>(restaurant_seq_id.nextval, <text:span text:style-name="T2">'BONNE MER'</text:span>,<text:span text:style-name="T2">'3 rue de la paix'</text:span>,<text:span text:style-name="T2">'f.buono@wanadoo.com'</text:span>);</text:p>
      <text:p text:style-name="P6"><text:span text:style-name="T1">insert into </text:span>restaurant (id,<text:span text:style-name="T1">name</text:span>,adresse,email)<text:span text:style-name="T1">values </text:span>(restaurant_seq_id.nextval, <text:span text:style-name="T2">'STADE BORDELAIS'</text:span>,<text:span text:style-name="T2">'3 rue de la paix'</text:span>,<text:span text:style-name="T2">'f.buono@wanadoo.com'</text:span>);</text:p>
      <text:p text:style-name="P3"/>
      <text:p text:style-name="P3"/>
      <text:p text:style-name="P3">-------------------------------------------------------------------</text:p>
      <text:p text:style-name="P3"/>
      <text:p text:style-name="P3"/>
      <text:p text:style-name="P3">/*</text:p>
      <text:p text:style-name="P2">insert into matrix (id,DAY, QUANTITY, START_DATE,RESTAURANT_ID )values (matrix_seq_id.nextval,0, 0,'2020-01-01',8);</text:p>
      <text:p text:style-name="P2">insert into matrix (id,DAY, QUANTITY, START_DATE,RESTAURANT_ID )values (matrix_seq_id.nextval,1, 0,'2020-01-01',8);</text:p>
      <text:p text:style-name="P2">insert into matrix (id,DAY, QUANTITY, START_DATE,RESTAURANT_ID )values (matrix_seq_id.nextval,2, 0,'2020-01-01',8);</text:p>
      <text:p text:style-name="P2">insert into matrix (id,DAY, QUANTITY, START_DATE,RESTAURANT_ID )values (matrix_seq_id.nextval,3, 0,'2020-01-01',8);</text:p>
      <text:p text:style-name="P2">insert into matrix (id,DAY, QUANTITY, START_DATE,RESTAURANT_ID )values (matrix_seq_id.nextval,4, 0,'2020-01-01',8);</text:p>
      <text:p text:style-name="P2">insert into matrix (id,DAY, QUANTITY, START_DATE,RESTAURANT_ID )values (matrix_seq_id.nextval,5, 0,'2020-01-01',8);</text:p>
      <text:p text:style-name="P2">insert into matrix (id,DAY, QUANTITY, START_DATE,RESTAURANT_ID )values (matrix_seq_id.nextval,6, 0,'2020-01-01',8);</text:p>
      <text:p text:style-name="P2">insert into matrix (id,DAY, QUANTITY, START_DATE,RESTAURANT_ID )values (matrix_seq_id.nextval,0, 0,'2020-01-01',9);</text:p>
      <text:p text:style-name="P2">insert into matrix (id,DAY, QUANTITY, START_DATE,RESTAURANT_ID )values (matrix_seq_id.nextval,1, 0,'2020-01-01',9);</text:p>
      <text:p text:style-name="P2">insert into matrix (id,DAY, QUANTITY, START_DATE,RESTAURANT_ID )values (matrix_seq_id.nextval,2, 0,'2020-01-01',9);</text:p>
      <text:p text:style-name="P2">insert into matrix (id,DAY, QUANTITY, START_DATE,RESTAURANT_ID )values (matrix_seq_id.nextval,3, 0,'2020-01-01',9);</text:p>
      <text:p text:style-name="P2"><text:soft-page-break/>insert into matrix (id,DAY, QUANTITY, START_DATE,RESTAURANT_ID )values (matrix_seq_id.nextval,4, 0,'2020-01-01',9);</text:p>
      <text:p text:style-name="P2">insert into matrix (id,DAY, QUANTITY, START_DATE,RESTAURANT_ID )values (matrix_seq_id.nextval,5, 0,'2020-01-01',9);</text:p>
      <text:p text:style-name="P2">insert into matrix (id,DAY, QUANTITY, START_DATE,RESTAURANT_ID )values (matrix_seq_id.nextval,6, 0,'2020-01-01',9);</text:p>
      <text:p text:style-name="P2">insert into matrix (id,DAY, QUANTITY, START_DATE,RESTAURANT_ID )values (matrix_seq_id.nextval,0, 0,'2020-01-01',10);</text:p>
      <text:p text:style-name="P2">insert into matrix (id,DAY, QUANTITY, START_DATE,RESTAURANT_ID )values (matrix_seq_id.nextval,1, 0,'2020-01-01',10);</text:p>
      <text:p text:style-name="P2">insert into matrix (id,DAY, QUANTITY, START_DATE,RESTAURANT_ID )values (matrix_seq_id.nextval,2, 0,'2020-01-01',10);</text:p>
      <text:p text:style-name="P2">insert into matrix (id,DAY, QUANTITY, START_DATE,RESTAURANT_ID )values (matrix_seq_id.nextval,3, 0,'2020-01-01',10);</text:p>
      <text:p text:style-name="P2">insert into matrix (id,DAY, QUANTITY, START_DATE,RESTAURANT_ID )values (matrix_seq_id.nextval,4, 0,'2020-01-01',10);</text:p>
      <text:p text:style-name="P2">insert into matrix (id,DAY, QUANTITY, START_DATE,RESTAURANT_ID )values (matrix_seq_id.nextval,5, 0,'2020-01-01',10);</text:p>
      <text:p text:style-name="P2">insert into matrix (id,DAY, QUANTITY, START_DATE,RESTAURANT_ID )values (matrix_seq_id.nextval,6, 0,'2020-01-01',10);</text:p>
      <text:p text:style-name="P2">insert into matrix (id,DAY, QUANTITY, START_DATE,RESTAURANT_ID )values (matrix_seq_id.nextval,0, 0,'2020-01-01',11);</text:p>
      <text:p text:style-name="P2">insert into matrix (id,DAY, QUANTITY, START_DATE,RESTAURANT_ID )values (matrix_seq_id.nextval,1, 0,'2020-01-01',11);</text:p>
      <text:p text:style-name="P2">insert into matrix (id,DAY, QUANTITY, START_DATE,RESTAURANT_ID )values (matrix_seq_id.nextval,2, 0,'2020-01-01',11);</text:p>
      <text:p text:style-name="P2">insert into matrix (id,DAY, QUANTITY, START_DATE,RESTAURANT_ID )values (matrix_seq_id.nextval,3, 0,'2020-01-01',11);</text:p>
      <text:p text:style-name="P2">insert into matrix (id,DAY, QUANTITY, START_DATE,RESTAURANT_ID )values (matrix_seq_id.nextval,4, 0,'2020-01-01',11);</text:p>
      <text:p text:style-name="P2">insert into matrix (id,DAY, QUANTITY, START_DATE,RESTAURANT_ID )values (matrix_seq_id.nextval,5, 0,'2020-01-01',11);</text:p>
      <text:p text:style-name="P2">insert into matrix (id,DAY, QUANTITY, START_DATE,RESTAURANT_ID )values (matrix_seq_id.nextval,6, 0,'2020-01-01',11);</text:p>
      <text:p text:style-name="P2">insert into matrix (id,DAY, QUANTITY, START_DATE,RESTAURANT_ID )values (matrix_seq_id.nextval,0, 0,'2020-01-01',12);</text:p>
      <text:p text:style-name="P2">insert into matrix (id,DAY, QUANTITY, START_DATE,RESTAURANT_ID )values (matrix_seq_id.nextval,1, 0,'2020-01-01',12);</text:p>
      <text:p text:style-name="P2">insert into matrix (id,DAY, QUANTITY, START_DATE,RESTAURANT_ID )values (matrix_seq_id.nextval,2, 0,'2020-01-01',12);</text:p>
      <text:p text:style-name="P2">insert into matrix (id,DAY, QUANTITY, START_DATE,RESTAURANT_ID )values (matrix_seq_id.nextval,3, 0,'2020-01-01',12);</text:p>
      <text:p text:style-name="P2">insert into matrix (id,DAY, QUANTITY, START_DATE,RESTAURANT_ID )values (matrix_seq_id.nextval,4, 0,'2020-01-01',12);</text:p>
      <text:p text:style-name="P2">insert into matrix (id,DAY, QUANTITY, START_DATE,RESTAURANT_ID )values (matrix_seq_id.nextval,5, 0,'2020-01-01',12);</text:p>
      <text:p text:style-name="P2">insert into matrix (id,DAY, QUANTITY, START_DATE,RESTAURANT_ID )values (matrix_seq_id.nextval,6, 0,'2020-01-01',12);</text:p>
      <text:p text:style-name="P2">insert into matrix (id,DAY, QUANTITY, START_DATE,RESTAURANT_ID )values (matrix_seq_id.nextval,0, 0,'2020-01-01',13);</text:p>
      <text:p text:style-name="P2">insert into matrix (id,DAY, QUANTITY, START_DATE,RESTAURANT_ID )values (matrix_seq_id.nextval,1, 0,'2020-01-01',13);</text:p>
      <text:p text:style-name="P2">insert into matrix (id,DAY, QUANTITY, START_DATE,RESTAURANT_ID )values (matrix_seq_id.nextval,2, 0,'2020-01-01',13);</text:p>
      <text:p text:style-name="P2">insert into matrix (id,DAY, QUANTITY, START_DATE,RESTAURANT_ID )values (matrix_seq_id.nextval,3, 0,'2020-01-01',13);</text:p>
      <text:p text:style-name="P2">insert into matrix (id,DAY, QUANTITY, START_DATE,RESTAURANT_ID )values (matrix_seq_id.nextval,4, 0,'2020-01-01',13);</text:p>
      <text:p text:style-name="P2">insert into matrix (id,DAY, QUANTITY, START_DATE,RESTAURANT_ID )values (matrix_seq_id.nextval,5, 0,'2020-01-01',13);</text:p>
      <text:p text:style-name="P2">insert into matrix (id,DAY, QUANTITY, START_DATE,RESTAURANT_ID )values (matrix_seq_id.nextval,6, 0,'2020-01-01',13);</text:p>
      <text:p text:style-name="P2"><text:soft-page-break/>insert into matrix (id,DAY, QUANTITY, START_DATE,RESTAURANT_ID )values (matrix_seq_id.nextval,0, 0,'2020-01-01',14);</text:p>
      <text:p text:style-name="P2">insert into matrix (id,DAY, QUANTITY, START_DATE,RESTAURANT_ID )values (matrix_seq_id.nextval,1, 0,'2020-01-01',14);</text:p>
      <text:p text:style-name="P2">insert into matrix (id,DAY, QUANTITY, START_DATE,RESTAURANT_ID )values (matrix_seq_id.nextval,2, 0,'2020-01-01',14);</text:p>
      <text:p text:style-name="P2">insert into matrix (id,DAY, QUANTITY, START_DATE,RESTAURANT_ID )values (matrix_seq_id.nextval,3, 0,'2020-01-01',14);</text:p>
      <text:p text:style-name="P2">insert into matrix (id,DAY, QUANTITY, START_DATE,RESTAURANT_ID )values (matrix_seq_id.nextval,4, 0,'2020-01-01',14);</text:p>
      <text:p text:style-name="P2">insert into matrix (id,DAY, QUANTITY, START_DATE,RESTAURANT_ID )values (matrix_seq_id.nextval,5, 0,'2020-01-01',14);</text:p>
      <text:p text:style-name="P2">insert into matrix (id,DAY, QUANTITY, START_DATE,RESTAURANT_ID )values (matrix_seq_id.nextval,6, 0,'2020-01-01',14);</text:p>
      <text:p text:style-name="P2">insert into matrix (id,DAY, QUANTITY, START_DATE,RESTAURANT_ID )values (matrix_seq_id.nextval,0, 0,'2020-01-01',15);</text:p>
      <text:p text:style-name="P2">insert into matrix (id,DAY, QUANTITY, START_DATE,RESTAURANT_ID )values (matrix_seq_id.nextval,1, 0,'2020-01-01',15);</text:p>
      <text:p text:style-name="P2">insert into matrix (id,DAY, QUANTITY, START_DATE,RESTAURANT_ID )values (matrix_seq_id.nextval,2, 0,'2020-01-01',15);</text:p>
      <text:p text:style-name="P2">insert into matrix (id,DAY, QUANTITY, START_DATE,RESTAURANT_ID )values (matrix_seq_id.nextval,3, 0,'2020-01-01',15);</text:p>
      <text:p text:style-name="P2">insert into matrix (id,DAY, QUANTITY, START_DATE,RESTAURANT_ID )values (matrix_seq_id.nextval,4, 0,'2020-01-01',15);</text:p>
      <text:p text:style-name="P2">insert into matrix (id,DAY, QUANTITY, START_DATE,RESTAURANT_ID )values (matrix_seq_id.nextval,5, 0,'2020-01-01',15);</text:p>
      <text:p text:style-name="P2">insert into matrix (id,DAY, QUANTITY, START_DATE,RESTAURANT_ID )values (matrix_seq_id.nextval,6, 0,'2020-01-01',15);</text:p>
      <text:p text:style-name="P2">insert into matrix (id,DAY, QUANTITY, START_DATE,RESTAURANT_ID )values (matrix_seq_id.nextval,0, 0,'2020-01-01',16);</text:p>
      <text:p text:style-name="P2">insert into matrix (id,DAY, QUANTITY, START_DATE,RESTAURANT_ID )values (matrix_seq_id.nextval,1, 0,'2020-01-01',16);</text:p>
      <text:p text:style-name="P2">insert into matrix (id,DAY, QUANTITY, START_DATE,RESTAURANT_ID )values (matrix_seq_id.nextval,2, 0,'2020-01-01',16);</text:p>
      <text:p text:style-name="P2">insert into matrix (id,DAY, QUANTITY, START_DATE,RESTAURANT_ID )values (matrix_seq_id.nextval,3, 0,'2020-01-01',16);</text:p>
      <text:p text:style-name="P2">insert into matrix (id,DAY, QUANTITY, START_DATE,RESTAURANT_ID )values (matrix_seq_id.nextval,4, 0,'2020-01-01',16);</text:p>
      <text:p text:style-name="P2">insert into matrix (id,DAY, QUANTITY, START_DATE,RESTAURANT_ID )values (matrix_seq_id.nextval,5, 0,'2020-01-01',16);</text:p>
      <text:p text:style-name="P2">insert into matrix (id,DAY, QUANTITY, START_DATE,RESTAURANT_ID )values (matrix_seq_id.nextval,6, 0,'2020-01-01',16);</text:p>
      <text:p text:style-name="P2">insert into matrix (id,DAY, QUANTITY, START_DATE,RESTAURANT_ID )values (matrix_seq_id.nextval,0, 0,'2020-01-01',17);</text:p>
      <text:p text:style-name="P2">insert into matrix (id,DAY, QUANTITY, START_DATE,RESTAURANT_ID )values (matrix_seq_id.nextval,1, 0,'2020-01-01',17);</text:p>
      <text:p text:style-name="P2">insert into matrix (id,DAY, QUANTITY, START_DATE,RESTAURANT_ID )values (matrix_seq_id.nextval,2, 0,'2020-01-01',17);</text:p>
      <text:p text:style-name="P2">insert into matrix (id,DAY, QUANTITY, START_DATE,RESTAURANT_ID )values (matrix_seq_id.nextval,3, 0,'2020-01-01',17);</text:p>
      <text:p text:style-name="P2">insert into matrix (id,DAY, QUANTITY, START_DATE,RESTAURANT_ID )values (matrix_seq_id.nextval,4, 0,'2020-01-01',17);</text:p>
      <text:p text:style-name="P2">insert into matrix (id,DAY, QUANTITY, START_DATE,RESTAURANT_ID )values (matrix_seq_id.nextval,5, 0,'2020-01-01',17);</text:p>
      <text:p text:style-name="P2">insert into matrix (id,DAY, QUANTITY, START_DATE,RESTAURANT_ID )values (matrix_seq_id.nextval,6, 0,'2020-01-01',17);</text:p>
      <text:p text:style-name="P2">insert into matrix (id,DAY, QUANTITY, START_DATE,RESTAURANT_ID )values (matrix_seq_id.nextval,0, 0,'2020-01-01',18);</text:p>
      <text:p text:style-name="P2">insert into matrix (id,DAY, QUANTITY, START_DATE,RESTAURANT_ID )values (matrix_seq_id.nextval,1, 0,'2020-01-01',18);</text:p>
      <text:p text:style-name="P2">insert into matrix (id,DAY, QUANTITY, START_DATE,RESTAURANT_ID )values (matrix_seq_id.nextval,2, 0,'2020-01-01',18);</text:p>
      <text:p text:style-name="P2"><text:soft-page-break/>insert into matrix (id,DAY, QUANTITY, START_DATE,RESTAURANT_ID )values (matrix_seq_id.nextval,3, 0,'2020-01-01',18);</text:p>
      <text:p text:style-name="P2">insert into matrix (id,DAY, QUANTITY, START_DATE,RESTAURANT_ID )values (matrix_seq_id.nextval,4, 0,'2020-01-01',18);</text:p>
      <text:p text:style-name="P2">insert into matrix (id,DAY, QUANTITY, START_DATE,RESTAURANT_ID )values (matrix_seq_id.nextval,5, 0,'2020-01-01',18);</text:p>
      <text:p text:style-name="P2">insert into matrix (id,DAY, QUANTITY, START_DATE,RESTAURANT_ID )values (matrix_seq_id.nextval,6, 0,'2020-01-01',18);</text:p>
      <text:p text:style-name="P2">insert into matrix (id,DAY, QUANTITY, START_DATE,RESTAURANT_ID )values (matrix_seq_id.nextval,0, 0,'2020-01-01',19);</text:p>
      <text:p text:style-name="P2">insert into matrix (id,DAY, QUANTITY, START_DATE,RESTAURANT_ID )values (matrix_seq_id.nextval,1, 0,'2020-01-01',19);</text:p>
      <text:p text:style-name="P2">insert into matrix (id,DAY, QUANTITY, START_DATE,RESTAURANT_ID )values (matrix_seq_id.nextval,2, 0,'2020-01-01',19);</text:p>
      <text:p text:style-name="P2">insert into matrix (id,DAY, QUANTITY, START_DATE,RESTAURANT_ID )values (matrix_seq_id.nextval,3, 0,'2020-01-01',19);</text:p>
      <text:p text:style-name="P2">insert into matrix (id,DAY, QUANTITY, START_DATE,RESTAURANT_ID )values (matrix_seq_id.nextval,4, 0,'2020-01-01',19);</text:p>
      <text:p text:style-name="P2">insert into matrix (id,DAY, QUANTITY, START_DATE,RESTAURANT_ID )values (matrix_seq_id.nextval,5, 0,'2020-01-01',19);</text:p>
      <text:p text:style-name="P2">insert into matrix (id,DAY, QUANTITY, START_DATE,RESTAURANT_ID )values (matrix_seq_id.nextval,6, 0,'2020-01-01',19);</text:p>
      <text:p text:style-name="P2">insert into matrix (id,DAY, QUANTITY, START_DATE,RESTAURANT_ID )values (matrix_seq_id.nextval,0, 0,'2020-01-01',20);</text:p>
      <text:p text:style-name="P2">insert into matrix (id,DAY, QUANTITY, START_DATE,RESTAURANT_ID )values (matrix_seq_id.nextval,1, 0,'2020-01-01',20);</text:p>
      <text:p text:style-name="P2">insert into matrix (id,DAY, QUANTITY, START_DATE,RESTAURANT_ID )values (matrix_seq_id.nextval,2, 0,'2020-01-01',20);</text:p>
      <text:p text:style-name="P2">insert into matrix (id,DAY, QUANTITY, START_DATE,RESTAURANT_ID )values (matrix_seq_id.nextval,3, 0,'2020-01-01',20);</text:p>
      <text:p text:style-name="P2">insert into matrix (id,DAY, QUANTITY, START_DATE,RESTAURANT_ID )values (matrix_seq_id.nextval,4, 0,'2020-01-01',20);</text:p>
      <text:p text:style-name="P2">insert into matrix (id,DAY, QUANTITY, START_DATE,RESTAURANT_ID )values (matrix_seq_id.nextval,5, 0,'2020-01-01',20);</text:p>
      <text:p text:style-name="P2">insert into matrix (id,DAY, QUANTITY, START_DATE,RESTAURANT_ID )values (matrix_seq_id.nextval,6, 0,'2020-01-01',20);</text:p>
      <text:p text:style-name="P2">insert into matrix (id,DAY, QUANTITY, START_DATE,RESTAURANT_ID )values (matrix_seq_id.nextval,0, 0,'2020-01-01',21);</text:p>
      <text:p text:style-name="P2">insert into matrix (id,DAY, QUANTITY, START_DATE,RESTAURANT_ID )values (matrix_seq_id.nextval,1, 0,'2020-01-01',21);</text:p>
      <text:p text:style-name="P2">insert into matrix (id,DAY, QUANTITY, START_DATE,RESTAURANT_ID )values (matrix_seq_id.nextval,2, 0,'2020-01-01',21);</text:p>
      <text:p text:style-name="P2">insert into matrix (id,DAY, QUANTITY, START_DATE,RESTAURANT_ID )values (matrix_seq_id.nextval,3, 0,'2020-01-01',21);</text:p>
      <text:p text:style-name="P2">insert into matrix (id,DAY, QUANTITY, START_DATE,RESTAURANT_ID )values (matrix_seq_id.nextval,4, 0,'2020-01-01',21);</text:p>
      <text:p text:style-name="P2">insert into matrix (id,DAY, QUANTITY, START_DATE,RESTAURANT_ID )values (matrix_seq_id.nextval,5, 0,'2020-01-01',21);</text:p>
      <text:p text:style-name="P2">insert into matrix (id,DAY, QUANTITY, START_DATE,RESTAURANT_ID )values (matrix_seq_id.nextval,6, 0,'2020-01-01',21);</text:p>
      <text:p text:style-name="P2">insert into matrix (id,DAY, QUANTITY, START_DATE,RESTAURANT_ID )values (matrix_seq_id.nextval,0, 0,'2020-01-01',22);</text:p>
      <text:p text:style-name="P2">insert into matrix (id,DAY, QUANTITY, START_DATE,RESTAURANT_ID )values (matrix_seq_id.nextval,1, 0,'2020-01-01',22);</text:p>
      <text:p text:style-name="P2">insert into matrix (id,DAY, QUANTITY, START_DATE,RESTAURANT_ID )values (matrix_seq_id.nextval,2, 0,'2020-01-01',22);</text:p>
      <text:p text:style-name="P2">insert into matrix (id,DAY, QUANTITY, START_DATE,RESTAURANT_ID )values (matrix_seq_id.nextval,3, 0,'2020-01-01',22);</text:p>
      <text:p text:style-name="P2">insert into matrix (id,DAY, QUANTITY, START_DATE,RESTAURANT_ID )values (matrix_seq_id.nextval,4, 0,'2020-01-01',22);</text:p>
      <text:p text:style-name="P2">insert into matrix (id,DAY, QUANTITY, START_DATE,RESTAURANT_ID )values (matrix_seq_id.nextval,5, 0,'2020-01-01',22);</text:p>
      <text:p text:style-name="P2"><text:soft-page-break/>insert into matrix (id,DAY, QUANTITY, START_DATE,RESTAURANT_ID )values (matrix_seq_id.nextval,6, 0,'2020-01-01',22);</text:p>
      <text:p text:style-name="P2">insert into matrix (id,DAY, QUANTITY, START_DATE,RESTAURANT_ID )values (matrix_seq_id.nextval,0, 0,'2020-01-01',23);</text:p>
      <text:p text:style-name="P2">insert into matrix (id,DAY, QUANTITY, START_DATE,RESTAURANT_ID )values (matrix_seq_id.nextval,1, 0,'2020-01-01',23);</text:p>
      <text:p text:style-name="P2">insert into matrix (id,DAY, QUANTITY, START_DATE,RESTAURANT_ID )values (matrix_seq_id.nextval,2, 0,'2020-01-01',23);</text:p>
      <text:p text:style-name="P2">insert into matrix (id,DAY, QUANTITY, START_DATE,RESTAURANT_ID )values (matrix_seq_id.nextval,3, 0,'2020-01-01',23);</text:p>
      <text:p text:style-name="P2">insert into matrix (id,DAY, QUANTITY, START_DATE,RESTAURANT_ID )values (matrix_seq_id.nextval,4, 0,'2020-01-01',23);</text:p>
      <text:p text:style-name="P2">insert into matrix (id,DAY, QUANTITY, START_DATE,RESTAURANT_ID )values (matrix_seq_id.nextval,5, 0,'2020-01-01',23);</text:p>
      <text:p text:style-name="P2">insert into matrix (id,DAY, QUANTITY, START_DATE,RESTAURANT_ID )values (matrix_seq_id.nextval,6, 0,'2020-01-01',23);</text:p>
      <text:p text:style-name="P2">insert into matrix (id,DAY, QUANTITY, START_DATE,RESTAURANT_ID )values (matrix_seq_id.nextval,0, 0,'2020-01-01',24);</text:p>
      <text:p text:style-name="P2">insert into matrix (id,DAY, QUANTITY, START_DATE,RESTAURANT_ID )values (matrix_seq_id.nextval,1, 0,'2020-01-01',24);</text:p>
      <text:p text:style-name="P2">insert into matrix (id,DAY, QUANTITY, START_DATE,RESTAURANT_ID )values (matrix_seq_id.nextval,2, 0,'2020-01-01',24);</text:p>
      <text:p text:style-name="P2">insert into matrix (id,DAY, QUANTITY, START_DATE,RESTAURANT_ID )values (matrix_seq_id.nextval,3, 0,'2020-01-01',24);</text:p>
      <text:p text:style-name="P2">insert into matrix (id,DAY, QUANTITY, START_DATE,RESTAURANT_ID )values (matrix_seq_id.nextval,4, 0,'2020-01-01',24);</text:p>
      <text:p text:style-name="P2">insert into matrix (id,DAY, QUANTITY, START_DATE,RESTAURANT_ID )values (matrix_seq_id.nextval,5, 0,'2020-01-01',24);</text:p>
      <text:p text:style-name="P2">insert into matrix (id,DAY, QUANTITY, START_DATE,RESTAURANT_ID )values (matrix_seq_id.nextval,6, 0,'2020-01-01',24);</text:p>
      <text:p text:style-name="P2">insert into matrix (id,DAY, QUANTITY, START_DATE,RESTAURANT_ID )values (matrix_seq_id.nextval,0, 0,'2020-01-01',25);</text:p>
      <text:p text:style-name="P2">insert into matrix (id,DAY, QUANTITY, START_DATE,RESTAURANT_ID )values (matrix_seq_id.nextval,1, 0,'2020-01-01',25);</text:p>
      <text:p text:style-name="P2">insert into matrix (id,DAY, QUANTITY, START_DATE,RESTAURANT_ID )values (matrix_seq_id.nextval,2, 0,'2020-01-01',25);</text:p>
      <text:p text:style-name="P2">insert into matrix (id,DAY, QUANTITY, START_DATE,RESTAURANT_ID )values (matrix_seq_id.nextval,3, 0,'2020-01-01',25);</text:p>
      <text:p text:style-name="P2">insert into matrix (id,DAY, QUANTITY, START_DATE,RESTAURANT_ID )values (matrix_seq_id.nextval,4, 0,'2020-01-01',25);</text:p>
      <text:p text:style-name="P2">insert into matrix (id,DAY, QUANTITY, START_DATE,RESTAURANT_ID )values (matrix_seq_id.nextval,5, 0,'2020-01-01',25);</text:p>
      <text:p text:style-name="P2">insert into matrix (id,DAY, QUANTITY, START_DATE,RESTAURANT_ID )values (matrix_seq_id.nextval,6, 0,'2020-01-01',25);</text:p>
      <text:p text:style-name="P2">insert into matrix (id,DAY, QUANTITY, START_DATE,RESTAURANT_ID )values (matrix_seq_id.nextval,0, 0,'2020-01-01',26);</text:p>
      <text:p text:style-name="P2">insert into matrix (id,DAY, QUANTITY, START_DATE,RESTAURANT_ID )values (matrix_seq_id.nextval,1, 0,'2020-01-01',26);</text:p>
      <text:p text:style-name="P2">insert into matrix (id,DAY, QUANTITY, START_DATE,RESTAURANT_ID )values (matrix_seq_id.nextval,2, 0,'2020-01-01',26);</text:p>
      <text:p text:style-name="P2">insert into matrix (id,DAY, QUANTITY, START_DATE,RESTAURANT_ID )values (matrix_seq_id.nextval,3, 0,'2020-01-01',26);</text:p>
      <text:p text:style-name="P2">insert into matrix (id,DAY, QUANTITY, START_DATE,RESTAURANT_ID )values (matrix_seq_id.nextval,4, 0,'2020-01-01',26);</text:p>
      <text:p text:style-name="P2">insert into matrix (id,DAY, QUANTITY, START_DATE,RESTAURANT_ID )values (matrix_seq_id.nextval,5, 0,'2020-01-01',26);</text:p>
      <text:p text:style-name="P2">insert into matrix (id,DAY, QUANTITY, START_DATE,RESTAURANT_ID )values (matrix_seq_id.nextval,6, 0,'2020-01-01',26);</text:p>
      <text:p text:style-name="P2">insert into matrix (id,DAY, QUANTITY, START_DATE,RESTAURANT_ID )values (matrix_seq_id.nextval,0, 0,'2020-01-01',27);</text:p>
      <text:p text:style-name="P2">insert into matrix (id,DAY, QUANTITY, START_DATE,RESTAURANT_ID )values (matrix_seq_id.nextval,1, 0,'2020-01-01',27);</text:p>
      <text:p text:style-name="P2"><text:soft-page-break/>insert into matrix (id,DAY, QUANTITY, START_DATE,RESTAURANT_ID )values (matrix_seq_id.nextval,2, 0,'2020-01-01',27);</text:p>
      <text:p text:style-name="P2">insert into matrix (id,DAY, QUANTITY, START_DATE,RESTAURANT_ID )values (matrix_seq_id.nextval,3, 0,'2020-01-01',27);</text:p>
      <text:p text:style-name="P2">insert into matrix (id,DAY, QUANTITY, START_DATE,RESTAURANT_ID )values (matrix_seq_id.nextval,4, 0,'2020-01-01',27);</text:p>
      <text:p text:style-name="P2">insert into matrix (id,DAY, QUANTITY, START_DATE,RESTAURANT_ID )values (matrix_seq_id.nextval,5, 0,'2020-01-01',27);</text:p>
      <text:p text:style-name="P2">insert into matrix (id,DAY, QUANTITY, START_DATE,RESTAURANT_ID )values (matrix_seq_id.nextval,6, 0,'2020-01-01',27);</text:p>
      <text:p text:style-name="P2">insert into matrix (id,DAY, QUANTITY, START_DATE,RESTAURANT_ID )values (matrix_seq_id.nextval,0, 0,'2020-01-01',28);</text:p>
      <text:p text:style-name="P2">insert into matrix (id,DAY, QUANTITY, START_DATE,RESTAURANT_ID )values (matrix_seq_id.nextval,1, 0,'2020-01-01',28);</text:p>
      <text:p text:style-name="P2">insert into matrix (id,DAY, QUANTITY, START_DATE,RESTAURANT_ID )values (matrix_seq_id.nextval,2, 0,'2020-01-01',28);</text:p>
      <text:p text:style-name="P2">insert into matrix (id,DAY, QUANTITY, START_DATE,RESTAURANT_ID )values (matrix_seq_id.nextval,3, 0,'2020-01-01',28);</text:p>
      <text:p text:style-name="P2">insert into matrix (id,DAY, QUANTITY, START_DATE,RESTAURANT_ID )values (matrix_seq_id.nextval,4, 0,'2020-01-01',28);</text:p>
      <text:p text:style-name="P2">insert into matrix (id,DAY, QUANTITY, START_DATE,RESTAURANT_ID )values (matrix_seq_id.nextval,5, 0,'2020-01-01',28);</text:p>
      <text:p text:style-name="P2">insert into matrix (id,DAY, QUANTITY, START_DATE,RESTAURANT_ID )values (matrix_seq_id.nextval,6, 0,'2020-01-01',28);</text:p>
      <text:p text:style-name="P2">insert into matrix (id,DAY, QUANTITY, START_DATE,RESTAURANT_ID )values (matrix_seq_id.nextval,0, 0,'2020-01-01',29);</text:p>
      <text:p text:style-name="P2">insert into matrix (id,DAY, QUANTITY, START_DATE,RESTAURANT_ID )values (matrix_seq_id.nextval,1, 0,'2020-01-01',29);</text:p>
      <text:p text:style-name="P2">insert into matrix (id,DAY, QUANTITY, START_DATE,RESTAURANT_ID )values (matrix_seq_id.nextval,2, 0,'2020-01-01',29);</text:p>
      <text:p text:style-name="P2">insert into matrix (id,DAY, QUANTITY, START_DATE,RESTAURANT_ID )values (matrix_seq_id.nextval,3, 0,'2020-01-01',29);</text:p>
      <text:p text:style-name="P2">insert into matrix (id,DAY, QUANTITY, START_DATE,RESTAURANT_ID )values (matrix_seq_id.nextval,4, 0,'2020-01-01',29);</text:p>
      <text:p text:style-name="P2">insert into matrix (id,DAY, QUANTITY, START_DATE,RESTAURANT_ID )values (matrix_seq_id.nextval,5, 0,'2020-01-01',29);</text:p>
      <text:p text:style-name="P2">insert into matrix (id,DAY, QUANTITY, START_DATE,RESTAURANT_ID )values (matrix_seq_id.nextval,6, 0,'2020-01-01',29);</text:p>
      <text:p text:style-name="P2">insert into matrix (id,DAY, QUANTITY, START_DATE,RESTAURANT_ID )values (matrix_seq_id.nextval,0, 0,'2020-01-01',30);</text:p>
      <text:p text:style-name="P2">insert into matrix (id,DAY, QUANTITY, START_DATE,RESTAURANT_ID )values (matrix_seq_id.nextval,1, 0,'2020-01-01',30);</text:p>
      <text:p text:style-name="P2">insert into matrix (id,DAY, QUANTITY, START_DATE,RESTAURANT_ID )values (matrix_seq_id.nextval,2, 0,'2020-01-01',30);</text:p>
      <text:p text:style-name="P2">insert into matrix (id,DAY, QUANTITY, START_DATE,RESTAURANT_ID )values (matrix_seq_id.nextval,3, 0,'2020-01-01',30);</text:p>
      <text:p text:style-name="P2">insert into matrix (id,DAY, QUANTITY, START_DATE,RESTAURANT_ID )values (matrix_seq_id.nextval,4, 0,'2020-01-01',30);</text:p>
      <text:p text:style-name="P2">insert into matrix (id,DAY, QUANTITY, START_DATE,RESTAURANT_ID )values (matrix_seq_id.nextval,5, 0,'2020-01-01',30);</text:p>
      <text:p text:style-name="P2">insert into matrix (id,DAY, QUANTITY, START_DATE,RESTAURANT_ID )values (matrix_seq_id.nextval,6, 0,'2020-01-01',30);</text:p>
      <text:p text:style-name="P2">insert into matrix (id,DAY, QUANTITY, START_DATE,RESTAURANT_ID )values (matrix_seq_id.nextval,0, 0,'2020-01-01',31);</text:p>
      <text:p text:style-name="P2">insert into matrix (id,DAY, QUANTITY, START_DATE,RESTAURANT_ID )values (matrix_seq_id.nextval,1, 0,'2020-01-01',31);</text:p>
      <text:p text:style-name="P2">insert into matrix (id,DAY, QUANTITY, START_DATE,RESTAURANT_ID )values (matrix_seq_id.nextval,2, 0,'2020-01-01',31);</text:p>
      <text:p text:style-name="P2">insert into matrix (id,DAY, QUANTITY, START_DATE,RESTAURANT_ID )values (matrix_seq_id.nextval,3, 0,'2020-01-01',31);</text:p>
      <text:p text:style-name="P2">insert into matrix (id,DAY, QUANTITY, START_DATE,RESTAURANT_ID )values (matrix_seq_id.nextval,4, 0,'2020-01-01',31);</text:p>
      <text:p text:style-name="P2"><text:soft-page-break/>insert into matrix (id,DAY, QUANTITY, START_DATE,RESTAURANT_ID )values (matrix_seq_id.nextval,5, 0,'2020-01-01',31);</text:p>
      <text:p text:style-name="P2">insert into matrix (id,DAY, QUANTITY, START_DATE,RESTAURANT_ID )values (matrix_seq_id.nextval,6, 0,'2020-01-01',31);</text:p>
      <text:p text:style-name="P2">insert into matrix (id,DAY, QUANTITY, START_DATE,RESTAURANT_ID )values (matrix_seq_id.nextval,0, 0,'2020-01-01',32);</text:p>
      <text:p text:style-name="P2">insert into matrix (id,DAY, QUANTITY, START_DATE,RESTAURANT_ID )values (matrix_seq_id.nextval,1, 0,'2020-01-01',32);</text:p>
      <text:p text:style-name="P2">insert into matrix (id,DAY, QUANTITY, START_DATE,RESTAURANT_ID )values (matrix_seq_id.nextval,2, 0,'2020-01-01',32);</text:p>
      <text:p text:style-name="P2">insert into matrix (id,DAY, QUANTITY, START_DATE,RESTAURANT_ID )values (matrix_seq_id.nextval,3, 0,'2020-01-01',32);</text:p>
      <text:p text:style-name="P2">insert into matrix (id,DAY, QUANTITY, START_DATE,RESTAURANT_ID )values (matrix_seq_id.nextval,4, 0,'2020-01-01',32);</text:p>
      <text:p text:style-name="P2">insert into matrix (id,DAY, QUANTITY, START_DATE,RESTAURANT_ID )values (matrix_seq_id.nextval,5, 0,'2020-01-01',32);</text:p>
      <text:p text:style-name="P2">insert into matrix (id,DAY, QUANTITY, START_DATE,RESTAURANT_ID )values (matrix_seq_id.nextval,6, 0,'2020-01-01',32);</text:p>
      <text:p text:style-name="P2">insert into matrix (id,DAY, QUANTITY, START_DATE,RESTAURANT_ID )values (matrix_seq_id.nextval,0, 0,'2020-01-01',33);</text:p>
      <text:p text:style-name="P2">insert into matrix (id,DAY, QUANTITY, START_DATE,RESTAURANT_ID )values (matrix_seq_id.nextval,1, 0,'2020-01-01',33);</text:p>
      <text:p text:style-name="P2">insert into matrix (id,DAY, QUANTITY, START_DATE,RESTAURANT_ID )values (matrix_seq_id.nextval,2, 0,'2020-01-01',33);</text:p>
      <text:p text:style-name="P2">insert into matrix (id,DAY, QUANTITY, START_DATE,RESTAURANT_ID )values (matrix_seq_id.nextval,3, 0,'2020-01-01',33);</text:p>
      <text:p text:style-name="P2">insert into matrix (id,DAY, QUANTITY, START_DATE,RESTAURANT_ID )values (matrix_seq_id.nextval,4, 0,'2020-01-01',33);</text:p>
      <text:p text:style-name="P2">insert into matrix (id,DAY, QUANTITY, START_DATE,RESTAURANT_ID )values (matrix_seq_id.nextval,5, 0,'2020-01-01',33);</text:p>
      <text:p text:style-name="P2">insert into matrix (id,DAY, QUANTITY, START_DATE,RESTAURANT_ID )values (matrix_seq_id.nextval,6, 0,'2020-01-01',33);</text:p>
      <text:p text:style-name="P2">insert into matrix (id,DAY, QUANTITY, START_DATE,RESTAURANT_ID )values (matrix_seq_id.nextval,0, 0,'2020-01-01',34);</text:p>
      <text:p text:style-name="P2">insert into matrix (id,DAY, QUANTITY, START_DATE,RESTAURANT_ID )values (matrix_seq_id.nextval,1, 0,'2020-01-01',34);</text:p>
      <text:p text:style-name="P2">insert into matrix (id,DAY, QUANTITY, START_DATE,RESTAURANT_ID )values (matrix_seq_id.nextval,2, 0,'2020-01-01',34);</text:p>
      <text:p text:style-name="P2">insert into matrix (id,DAY, QUANTITY, START_DATE,RESTAURANT_ID )values (matrix_seq_id.nextval,3, 0,'2020-01-01',34);</text:p>
      <text:p text:style-name="P2">insert into matrix (id,DAY, QUANTITY, START_DATE,RESTAURANT_ID )values (matrix_seq_id.nextval,4, 0,'2020-01-01',34);</text:p>
      <text:p text:style-name="P2">insert into matrix (id,DAY, QUANTITY, START_DATE,RESTAURANT_ID )values (matrix_seq_id.nextval,5, 0,'2020-01-01',34);</text:p>
      <text:p text:style-name="P2">insert into matrix (id,DAY, QUANTITY, START_DATE,RESTAURANT_ID )values (matrix_seq_id.nextval,6, 0,'2020-01-01',34);</text:p>
      <text:p text:style-name="P2">insert into matrix (id,DAY, QUANTITY, START_DATE,RESTAURANT_ID )values (matrix_seq_id.nextval,0, 0,'2020-01-01',35);</text:p>
      <text:p text:style-name="P2">insert into matrix (id,DAY, QUANTITY, START_DATE,RESTAURANT_ID )values (matrix_seq_id.nextval,1, 0,'2020-01-01',35);</text:p>
      <text:p text:style-name="P2">insert into matrix (id,DAY, QUANTITY, START_DATE,RESTAURANT_ID )values (matrix_seq_id.nextval,2, 0,'2020-01-01',35);</text:p>
      <text:p text:style-name="P2">insert into matrix (id,DAY, QUANTITY, START_DATE,RESTAURANT_ID )values (matrix_seq_id.nextval,3, 0,'2020-01-01',35);</text:p>
      <text:p text:style-name="P2">insert into matrix (id,DAY, QUANTITY, START_DATE,RESTAURANT_ID )values (matrix_seq_id.nextval,4, 0,'2020-01-01',35);</text:p>
      <text:p text:style-name="P2">insert into matrix (id,DAY, QUANTITY, START_DATE,RESTAURANT_ID )values (matrix_seq_id.nextval,5, 0,'2020-01-01',35);</text:p>
      <text:p text:style-name="P2">insert into matrix (id,DAY, QUANTITY, START_DATE,RESTAURANT_ID )values (matrix_seq_id.nextval,6, 0,'2020-01-01',35);</text:p>
      <text:p text:style-name="P2">insert into matrix (id,DAY, QUANTITY, START_DATE,RESTAURANT_ID )values (matrix_seq_id.nextval,0, 0,'2020-01-01',36);</text:p>
      <text:p text:style-name="P2"><text:soft-page-break/>insert into matrix (id,DAY, QUANTITY, START_DATE,RESTAURANT_ID )values (matrix_seq_id.nextval,1, 0,'2020-01-01',36);</text:p>
      <text:p text:style-name="P2">insert into matrix (id,DAY, QUANTITY, START_DATE,RESTAURANT_ID )values (matrix_seq_id.nextval,2, 0,'2020-01-01',36);</text:p>
      <text:p text:style-name="P2">insert into matrix (id,DAY, QUANTITY, START_DATE,RESTAURANT_ID )values (matrix_seq_id.nextval,3, 0,'2020-01-01',36);</text:p>
      <text:p text:style-name="P2">insert into matrix (id,DAY, QUANTITY, START_DATE,RESTAURANT_ID )values (matrix_seq_id.nextval,4, 0,'2020-01-01',36);</text:p>
      <text:p text:style-name="P2">insert into matrix (id,DAY, QUANTITY, START_DATE,RESTAURANT_ID )values (matrix_seq_id.nextval,5, 0,'2020-01-01',36);</text:p>
      <text:p text:style-name="P2">insert into matrix (id,DAY, QUANTITY, START_DATE,RESTAURANT_ID )values (matrix_seq_id.nextval,6, 0,'2020-01-01',36);</text:p>
      <text:p text:style-name="P2">insert into matrix (id,DAY, QUANTITY, START_DATE,RESTAURANT_ID )values (matrix_seq_id.nextval,0, 0,'2020-01-01',37);</text:p>
      <text:p text:style-name="P2">insert into matrix (id,DAY, QUANTITY, START_DATE,RESTAURANT_ID )values (matrix_seq_id.nextval,1, 0,'2020-01-01',37);</text:p>
      <text:p text:style-name="P2">insert into matrix (id,DAY, QUANTITY, START_DATE,RESTAURANT_ID )values (matrix_seq_id.nextval,2, 0,'2020-01-01',37);</text:p>
      <text:p text:style-name="P2">insert into matrix (id,DAY, QUANTITY, START_DATE,RESTAURANT_ID )values (matrix_seq_id.nextval,3, 0,'2020-01-01',37);</text:p>
      <text:p text:style-name="P2">insert into matrix (id,DAY, QUANTITY, START_DATE,RESTAURANT_ID )values (matrix_seq_id.nextval,4, 0,'2020-01-01',37);</text:p>
      <text:p text:style-name="P2">insert into matrix (id,DAY, QUANTITY, START_DATE,RESTAURANT_ID )values (matrix_seq_id.nextval,5, 0,'2020-01-01',37);</text:p>
      <text:p text:style-name="P2">insert into matrix (id,DAY, QUANTITY, START_DATE,RESTAURANT_ID )values (matrix_seq_id.nextval,6, 0,'2020-01-01',37);</text:p>
      <text:p text:style-name="P2">insert into matrix (id,DAY, QUANTITY, START_DATE,RESTAURANT_ID )values (matrix_seq_id.nextval,0, 0,'2020-01-01',38);</text:p>
      <text:p text:style-name="P2">insert into matrix (id,DAY, QUANTITY, START_DATE,RESTAURANT_ID )values (matrix_seq_id.nextval,1, 0,'2020-01-01',38);</text:p>
      <text:p text:style-name="P2">insert into matrix (id,DAY, QUANTITY, START_DATE,RESTAURANT_ID )values (matrix_seq_id.nextval,2, 0,'2020-01-01',38);</text:p>
      <text:p text:style-name="P2">insert into matrix (id,DAY, QUANTITY, START_DATE,RESTAURANT_ID )values (matrix_seq_id.nextval,3, 0,'2020-01-01',38);</text:p>
      <text:p text:style-name="P2">insert into matrix (id,DAY, QUANTITY, START_DATE,RESTAURANT_ID )values (matrix_seq_id.nextval,4, 0,'2020-01-01',38);</text:p>
      <text:p text:style-name="P2">insert into matrix (id,DAY, QUANTITY, START_DATE,RESTAURANT_ID )values (matrix_seq_id.nextval,5, 0,'2020-01-01',38);</text:p>
      <text:p text:style-name="P2">insert into matrix (id,DAY, QUANTITY, START_DATE,RESTAURANT_ID )values (matrix_seq_id.nextval,6, 0,'2020-01-01',38);</text:p>
      <text:p text:style-name="P2">insert into matrix (id,DAY, QUANTITY, START_DATE,RESTAURANT_ID )values (matrix_seq_id.nextval,0, 0,'2020-01-01',39);</text:p>
      <text:p text:style-name="P2">insert into matrix (id,DAY, QUANTITY, START_DATE,RESTAURANT_ID )values (matrix_seq_id.nextval,1, 0,'2020-01-01',39);</text:p>
      <text:p text:style-name="P2">insert into matrix (id,DAY, QUANTITY, START_DATE,RESTAURANT_ID )values (matrix_seq_id.nextval,2, 0,'2020-01-01',39);</text:p>
      <text:p text:style-name="P2">insert into matrix (id,DAY, QUANTITY, START_DATE,RESTAURANT_ID )values (matrix_seq_id.nextval,3, 0,'2020-01-01',39);</text:p>
      <text:p text:style-name="P2">insert into matrix (id,DAY, QUANTITY, START_DATE,RESTAURANT_ID )values (matrix_seq_id.nextval,4, 0,'2020-01-01',39);</text:p>
      <text:p text:style-name="P2">insert into matrix (id,DAY, QUANTITY, START_DATE,RESTAURANT_ID )values (matrix_seq_id.nextval,5, 0,'2020-01-01',39);</text:p>
      <text:p text:style-name="P2">insert into matrix (id,DAY, QUANTITY, START_DATE,RESTAURANT_ID )values (matrix_seq_id.nextval,6, 0,'2020-01-01',39);</text:p>
      <text:p text:style-name="P2">insert into matrix (id,DAY, QUANTITY, START_DATE,RESTAURANT_ID )values (matrix_seq_id.nextval,0, 0,'2020-01-01',40);</text:p>
      <text:p text:style-name="P2">insert into matrix (id,DAY, QUANTITY, START_DATE,RESTAURANT_ID )values (matrix_seq_id.nextval,1, 0,'2020-01-01',40);</text:p>
      <text:p text:style-name="P2">insert into matrix (id,DAY, QUANTITY, START_DATE,RESTAURANT_ID )values (matrix_seq_id.nextval,2, 0,'2020-01-01',40);</text:p>
      <text:p text:style-name="P2">insert into matrix (id,DAY, QUANTITY, START_DATE,RESTAURANT_ID )values (matrix_seq_id.nextval,3, 0,'2020-01-01',40);</text:p>
      <text:p text:style-name="P2"><text:soft-page-break/>insert into matrix (id,DAY, QUANTITY, START_DATE,RESTAURANT_ID )values (matrix_seq_id.nextval,4, 0,'2020-01-01',40);</text:p>
      <text:p text:style-name="P2">insert into matrix (id,DAY, QUANTITY, START_DATE,RESTAURANT_ID )values (matrix_seq_id.nextval,5, 0,'2020-01-01',40);</text:p>
      <text:p text:style-name="P2">insert into matrix (id,DAY, QUANTITY, START_DATE,RESTAURANT_ID )values (matrix_seq_id.nextval,6, 0,'2020-01-01',40);</text:p>
      <text:p text:style-name="P2">insert into matrix (id,DAY, QUANTITY, START_DATE,RESTAURANT_ID )values (matrix_seq_id.nextval,0, 0,'2020-01-01',41);</text:p>
      <text:p text:style-name="P2">insert into matrix (id,DAY, QUANTITY, START_DATE,RESTAURANT_ID )values (matrix_seq_id.nextval,1, 0,'2020-01-01',41);</text:p>
      <text:p text:style-name="P2">insert into matrix (id,DAY, QUANTITY, START_DATE,RESTAURANT_ID )values (matrix_seq_id.nextval,2, 0,'2020-01-01',41);</text:p>
      <text:p text:style-name="P2">insert into matrix (id,DAY, QUANTITY, START_DATE,RESTAURANT_ID )values (matrix_seq_id.nextval,3, 0,'2020-01-01',41);</text:p>
      <text:p text:style-name="P2">insert into matrix (id,DAY, QUANTITY, START_DATE,RESTAURANT_ID )values (matrix_seq_id.nextval,4, 0,'2020-01-01',41);</text:p>
      <text:p text:style-name="P2">insert into matrix (id,DAY, QUANTITY, START_DATE,RESTAURANT_ID )values (matrix_seq_id.nextval,5, 0,'2020-01-01',41);</text:p>
      <text:p text:style-name="P2">insert into matrix (id,DAY, QUANTITY, START_DATE,RESTAURANT_ID )values (matrix_seq_id.nextval,6, 0,'2020-01-01',41);</text:p>
      <text:p text:style-name="P2">insert into matrix (id,DAY, QUANTITY, START_DATE,RESTAURANT_ID )values (matrix_seq_id.nextval,0, 0,'2020-01-01',42);</text:p>
      <text:p text:style-name="P2">insert into matrix (id,DAY, QUANTITY, START_DATE,RESTAURANT_ID )values (matrix_seq_id.nextval,1, 0,'2020-01-01',42);</text:p>
      <text:p text:style-name="P2">insert into matrix (id,DAY, QUANTITY, START_DATE,RESTAURANT_ID )values (matrix_seq_id.nextval,2, 0,'2020-01-01',42);</text:p>
      <text:p text:style-name="P2">insert into matrix (id,DAY, QUANTITY, START_DATE,RESTAURANT_ID )values (matrix_seq_id.nextval,3, 0,'2020-01-01',42);</text:p>
      <text:p text:style-name="P2">insert into matrix (id,DAY, QUANTITY, START_DATE,RESTAURANT_ID )values (matrix_seq_id.nextval,4, 0,'2020-01-01',42);</text:p>
      <text:p text:style-name="P2">insert into matrix (id,DAY, QUANTITY, START_DATE,RESTAURANT_ID )values (matrix_seq_id.nextval,5, 0,'2020-01-01',42);</text:p>
      <text:p text:style-name="P2">insert into matrix (id,DAY, QUANTITY, START_DATE,RESTAURANT_ID )values (matrix_seq_id.nextval,6, 0,'2020-01-01',42);</text:p>
      <text:p text:style-name="P2">insert into matrix (id,DAY, QUANTITY, START_DATE,RESTAURANT_ID )values (matrix_seq_id.nextval,0, 0,'2020-01-01',43);</text:p>
      <text:p text:style-name="P2">insert into matrix (id,DAY, QUANTITY, START_DATE,RESTAURANT_ID )values (matrix_seq_id.nextval,1, 0,'2020-01-01',43);</text:p>
      <text:p text:style-name="P2">insert into matrix (id,DAY, QUANTITY, START_DATE,RESTAURANT_ID )values (matrix_seq_id.nextval,2, 0,'2020-01-01',43);</text:p>
      <text:p text:style-name="P2">insert into matrix (id,DAY, QUANTITY, START_DATE,RESTAURANT_ID )values (matrix_seq_id.nextval,3, 0,'2020-01-01',43);</text:p>
      <text:p text:style-name="P2">insert into matrix (id,DAY, QUANTITY, START_DATE,RESTAURANT_ID )values (matrix_seq_id.nextval,4, 0,'2020-01-01',43);</text:p>
      <text:p text:style-name="P2">insert into matrix (id,DAY, QUANTITY, START_DATE,RESTAURANT_ID )values (matrix_seq_id.nextval,5, 0,'2020-01-01',43);</text:p>
      <text:p text:style-name="P2">insert into matrix (id,DAY, QUANTITY, START_DATE,RESTAURANT_ID )values (matrix_seq_id.nextval,6, 0,'2020-01-01',43);</text:p>
      <text:p text:style-name="P2">insert into matrix (id,DAY, QUANTITY, START_DATE,RESTAURANT_ID )values (matrix_seq_id.nextval,0, 0,'2020-01-01',44);</text:p>
      <text:p text:style-name="P2">insert into matrix (id,DAY, QUANTITY, START_DATE,RESTAURANT_ID )values (matrix_seq_id.nextval,1, 0,'2020-01-01',44);</text:p>
      <text:p text:style-name="P2">insert into matrix (id,DAY, QUANTITY, START_DATE,RESTAURANT_ID )values (matrix_seq_id.nextval,2, 0,'2020-01-01',44);</text:p>
      <text:p text:style-name="P2">insert into matrix (id,DAY, QUANTITY, START_DATE,RESTAURANT_ID )values (matrix_seq_id.nextval,3, 0,'2020-01-01',44);</text:p>
      <text:p text:style-name="P2">insert into matrix (id,DAY, QUANTITY, START_DATE,RESTAURANT_ID )values (matrix_seq_id.nextval,4, 0,'2020-01-01',44);</text:p>
      <text:p text:style-name="P2">insert into matrix (id,DAY, QUANTITY, START_DATE,RESTAURANT_ID )values (matrix_seq_id.nextval,5, 0,'2020-01-01',44);</text:p>
      <text:p text:style-name="P2">insert into matrix (id,DAY, QUANTITY, START_DATE,RESTAURANT_ID )values (matrix_seq_id.nextval,6, 0,'2020-01-01',44);</text:p>
      <text:p text:style-name="P7"><text:soft-page-break/>*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7:47:22.445898700</meta:creation-date>
    <meta:editing-duration>PT22M44S</meta:editing-duration>
    <meta:editing-cycles>2</meta:editing-cycles>
    <meta:generator>LibreOffice/6.0.7.3$Linux_X86_64 LibreOffice_project/00m0$Build-3</meta:generator>
    <dc:date>2020-05-11T17:49:22.968972612</dc:date>
    <meta:document-statistic meta:table-count="0" meta:image-count="0" meta:object-count="0" meta:page-count="11" meta:paragraph-count="307" meta:word-count="2827" meta:character-count="36282" meta:non-whitespace-character-count="33760"/>
  </office:meta>
</office:document-meta>
</file>